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only knew to ring:</text:p>
      <text:p text:style-name="Normal">*RIIIIIIIING RIIIIII-tap* and it would have kept on ringing, had it not been for her. Now it stood still and silent, waiting for the next day to come, when it would once again resound throughout her room in order to wake her up. That was the sole purpose of its existence.</text:p>
      <text:p text:style-name="Normal">“...” she thought about it for a second. </text:p>
      <text:p text:style-name="Normal">That may have been the only reason it was around, but at the very least it had one, and as she looked at it with that in mind, <text:span text:style-name="T1">「I'm jealous,」</text:span> she lied. Somewhere deep down though, she did wish she were jealous. The clock pointed at a little past 7AM. Seven, that was the number she had chosen. They said it was a lucky number, so she'd picked it in hopes that some miracle would happen.</text:p>
      <text:p text:style-name="Normal">In reality, she'd been awake for a while now, so she was wondering if the clock would be hurt to learn that it hadn't actually woken her up. In fact, it had failed to make her get up too. She just lie in bed doing nothing in particular. Her previous activity was to emptily stare at the ceiling, but she'd gotten tired of that, so, ever since the alarm clock had gone quiet, her eyes had simply been wandering about, leaving her alone with herself, with her thoughts. Episodes of yesternight's dreams still lingered in her mind, and she tried to relive them, to escape reality for just a little longer. Their daze, their haze hadn't completely faded yet, and she wanted to bask in them, just a little longer. But then, the rays of the sun pierced through the window's shutters, and spot by spot they climbed her blanket until they reached her face. They were cold. She raised her blanket up to her eyes; she didn't want anyone nor anything telling her to get up, not even the sun. </text:p>
      <text:p text:style-name="Normal">“...”</text:p>
      <text:p text:style-name="Normal">Today was Monday, though she didn't particularly care. She didn't really have any reason to care. 「<text:span text:style-name="T1">... Ah.」 </text:span>No, she did have a reason, but she didn't want to think about it, not yet. Instead, for the millionth time, she decided to explore the room with her eyes. Does it really count as an exploration at this point? The ceiling was as empty as it had ever been, the mirror was barely visible, as was the wardrobe it belonged too, her backpack sat idly at her desk, so her eyes naturally gravitated towards her drawer. It was the only place the weak sunrays also rained on, and because the curtain through which they passed had tinted them, everything they touched seemed covered in a pale pink coating. The only thing that looked unchanged was the pink flower pot besides the alarm clock. The pot was empty—it had been so for a while now—but she liked to imagine that it wasn't, that in it, a heart was growing. Whether at any point the heart was strong and healthy or not, she couldn't remember, but starting somewhen it had stopped taking in water properly, it had grown bloated, soggy. 「<text:span text:style-name="T1">It's a little... pathetic, poor thing.」</text:span> And maybe foolery loves company: next to it, some buds had appeared, and they had grown big, clumsily. So very clumsily. They'd become an entangled mess as they tried to reach out for their light, for her light. The light they sought, the light she sought was a certain person. It wouldn't be an exaggeration to call that person her sun-</text:p>
      <text:p text:style-name="Normal">“No!” she interrupted herself, diving into her pillows.</text:p>
      <text:p text:style-name="Normal">That was embarrassing. Thankfully, no one was there to read her mind. 「<text:span text:style-name="T1">It's like I'm always thinking about you... Did you know? In my dreams, you think about me too, sometimes.」 </text:span>She didn't want to think about you, not yet.</text:p>
      <text:p text:style-name="Normal">“...”</text:p>
      <text:p text:style-name="Normal">What else was there to think about though?</text:p>
      <text:p text:style-name="Normal">“...”</text:p>
      <text:p text:style-name="Normal">Admittedly, not much. 「<text:span text:style-name="T1">Let's go on another adventure,」</text:span> with her eyes, that is. The sunlight had gotten stronger, and the entire room was now fairly well illuminated. Not that there was anything new to discover. Still, it was as good a waste of time as any other. The mirror's reflection was clearly visible, and she imagined what kind of world she would find on the other side of it. Maybe in that world, she would have found the strength to get up and start doing something—anything—with her day, with herself. Maybe in that world, everything would be less cold, everything would be more lively, perhaps even the inanimate things. The alarm clock would make sure to wake her up every morning, shrieking right into her ears if it had to, and on school days like this, the familiar smell of past eight o'clock would waft in the air to rouse her up. 「<text:span text:style-name="T1">The familiar smell of past eight...」</text:span></text:p>
      <text:p text:style-name="Normal">“... Of past eight...?”</text:p>
      <text:p text:style-name="Normal">She had a look at the clock's hands, to be certain. No, there were no doubts about it, it was well past eight. 「.<text:span text:style-name="T1">.. Oh... I'm going to be late again, aren't I?」</text:span></text:p>
      <text:p text:style-name="Normal">The realization was kind enough to wait a few moments before hitting her.</text:p>
      <text:p text:style-name="Normal">“Ah! No! I'm going to be late again!”</text:p>
      <text:p text:style-name="Normal">She immediately tried rushing out of bed, but her legs got caught in the sheets, so</text:p>
      <text:p text:style-name="Normal">“Wha- *Thud*” she fell to the carpet.</text:p>
      <text:p text:style-name="Normal">But there was no time to complain. She got up and ran to her wardrobe, then hurriedly changed and fixed her bed hair in the mirror, haphazardly putting on hairpins. Then, before going, she lingered there one moment. Despite the anxiety in its eyes, she couldn't help but notice that today too, her reflection looked devoid of life. A part of her was glad of this continuity. Another, wasn't. “Fossil,” is what it thought she was becoming. She did not allow that other self to further express itself, because if it had, it would have asked questions. 'Does this world even need you?', 'Will you lie to me today?', the kind of questions she did not want to answer. So, as though running away from it, she grabbed her backpack from its chair, dashed out of her room, and rushed down into the kitchen. </text:p>
      <text:p text:style-name="Normal">“Mom! I'm going! See you!”</text:p>
      <text:p text:style-name="Normal">She stole a slice of bread from the table and was out of the front door before her mother could even respond. She ran all she could, but as she turned the corner, her eyes confirmed what her fears had been whispering in her ears: she was too late for the bus. And so, today too began on a sour note.</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